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434in" table:align="left" style:writing-mode="lr-tb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0.566in"/>
    </style:style>
    <style:style style:name="Table1.C" style:family="table-column">
      <style:table-column-properties style:column-width="0.434in"/>
    </style:style>
    <style:style style:name="Table1.D" style:family="table-column">
      <style:table-column-properties style:column-width="0.3813in"/>
    </style:style>
    <style:style style:name="Table1.E" style:family="table-column">
      <style:table-column-properties style:column-width="3.302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in" fo:margin-bottom="0in" loext:contextual-spacing="false"/>
    </style:style>
    <style:style style:name="P2" style:family="paragraph" style:parent-style-name="Table_20_Contents">
      <style:paragraph-properties fo:margin-top="0in" fo:margin-bottom="0in" loext:contextual-spacing="false"/>
      <style:text-properties officeooo:rsid="0018a51a" officeooo:paragraph-rsid="0018a51a"/>
    </style:style>
    <style:style style:name="P3" style:family="paragraph" style:parent-style-name="No_20_Spacing" style:master-page-name="Standard">
      <style:paragraph-properties fo:margin-left="0.25in" fo:margin-right="0in" fo:text-indent="0in" style:auto-text-indent="false" style:page-number="auto"/>
    </style:style>
    <style:style style:name="P4" style:family="paragraph" style:parent-style-name="No_20_Spacing" style:list-style-name="WWNum1"/>
    <style:style style:name="P5" style:family="paragraph" style:parent-style-name="No_20_Spacing" style:list-style-name="WWNum1">
      <style:text-properties officeooo:paragraph-rsid="001471df"/>
    </style:style>
    <style:style style:name="P6" style:family="paragraph" style:parent-style-name="No_20_Spacing" style:list-style-name="WWNum1">
      <style:text-properties officeooo:paragraph-rsid="00195e4d"/>
    </style:style>
    <style:style style:name="P7" style:family="paragraph" style:parent-style-name="No_20_Spacing" style:list-style-name="WWNum1">
      <style:text-properties officeooo:rsid="0017bca5" officeooo:paragraph-rsid="0017bca5"/>
    </style:style>
    <style:style style:name="P8" style:family="paragraph" style:parent-style-name="No_20_Spacing" style:list-style-name="WWNum1">
      <style:text-properties officeooo:rsid="0018a51a" officeooo:paragraph-rsid="0018a51a"/>
    </style:style>
    <style:style style:name="P9" style:family="paragraph" style:parent-style-name="No_20_Spacing" style:list-style-name="WWNum1">
      <style:text-properties officeooo:rsid="00195e4d" officeooo:paragraph-rsid="00195e4d"/>
    </style:style>
    <style:style style:name="P10" style:family="paragraph" style:parent-style-name="Standard">
      <style:paragraph-properties fo:margin-top="0in" fo:margin-bottom="0in" loext:contextual-spacing="false"/>
    </style:style>
    <style:style style:name="T1" style:family="text">
      <style:text-properties officeooo:rsid="001471df"/>
    </style:style>
    <style:style style:name="T2" style:family="text">
      <style:text-properties officeooo:rsid="0015ef87"/>
    </style:style>
    <style:style style:name="T3" style:family="text">
      <style:text-properties officeooo:rsid="0017bca5"/>
    </style:style>
    <style:style style:name="T4" style:family="text">
      <style:text-properties officeooo:rsid="0018a51a"/>
    </style:style>
    <style:style style:name="T5" style:family="text">
      <style:text-properties officeooo:rsid="00195e4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<text:span text:style-name="T1">2</text:span></text:p>
      <text:p text:style-name="No_20_Spacing"/>
      <text:list xml:id="list1578848613966107482" text:style-name="WWNum1">
        <text:list-item>
          <text:p text:style-name="P4">Understanding: Explain the weekly project in English, <text:span text:style-name="T2">pseudo code</text:span>, <text:span text:style-name="T3">or</text:span> drawings.</text:p>
          <text:list>
            <text:list-item>
              <text:p text:style-name="P5"><text:span text:style-name="T1">Create a program in C that asks a user to guess a number from 1 to 10 in a few guesses (you decide how many guesses in enough with a loop and variable), says whether a guess is too high or too low each round, and adjusts the boundary of given numbers in a guess based on previous guesses (also, consider when you would use different data types and indicator messages based on the expected questions you would ask the user.</text:span></text:p>
            </text:list-item>
          </text:list>
        </text:list-item>
        <text:list-item>
          <text:p text:style-name="P4">Design: describe or draw out how the program should behave</text:p>
          <text:list>
            <text:list-item>
              <text:p text:style-name="P4"><text:span text:style-name="T3">E</text:span>xplanation</text:p>
              <text:list>
                <text:list-item>
                  <text:p text:style-name="P7">initialize the required libraries</text:p>
                </text:list-item>
                <text:list-item>
                  <text:p text:style-name="P7">initialize getNum function, which creates a random number</text:p>
                </text:list-item>
                <text:list-item>
                  <text:p text:style-name="P7">initialize main function</text:p>
                  <text:list>
                    <text:list-item>
                      <text:p text:style-name="P7">initialize variables to their base values.</text:p>
                    </text:list-item>
                    <text:list-item>
                      <text:p text:style-name="P7">Create the range of numbers from 1 to 10</text:p>
                    </text:list-item>
                    <text:list-item>
                      <text:p text:style-name="P7">create a random number and store in num</text:p>
                    </text:list-item>
                    <text:list-item>
                      <text:p text:style-name="P7">enter while loop</text:p>
                      <text:list>
                        <text:list-item>
                          <text:p text:style-name="P7">if the input is between the low and high values, increment the guessed variable, otherwise, it is a “free” guess</text:p>
                        </text:list-item>
                        <text:list-item>
                          <text:p text:style-name="P7">take user input</text:p>
                        </text:list-item>
                        <text:list-item>
                          <text:p text:style-name="P7">check to see if the input is equivalent to the random number</text:p>
                          <text:list>
                            <text:list-item>
                              <text:p text:style-name="P7">break out of the loop</text:p>
                            </text:list-item>
                          </text:list>
                        </text:list-item>
                        <text:list-item>
                          <text:p text:style-name="P7">check to see if the input is greater than the random number</text:p>
                          <text:list>
                            <text:list-item>
                              <text:p text:style-name="P7">decrease the high value to <text:span text:style-name="T4">the guessed number and continue the loop</text:span></text:p>
                            </text:list-item>
                          </text:list>
                        </text:list-item>
                        <text:list-item>
                          <text:p text:style-name="P7">check to see if the input is less than the random number</text:p>
                          <text:list>
                            <text:list-item>
                              <text:p text:style-name="P8">increase the low value to the guessed number and continue the loo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if the guessed value is greater than or equal to the number of available guesses, tell the user that they ran out of guesses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Testing: design and describe some tests to verify that your code would be working properly. Perhaps create a table (input, expected output, actual output) describing the tests that you plan to perform to demonstrate that your program meets the assignment requirements.</text:p>
          <text:list>
            <text:list-item>
              <text:p text:style-name="P8">There is no single available state at each step along the program path due to the fact that random numbers are in use. I will, however; give a single random value and run through a testing table for it.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">Random number</text:p>
          </table:table-cell>
          <table:table-cell table:style-name="Table1.A1" office:value-type="string">
            <text:p text:style-name="P2">User input</text:p>
          </table:table-cell>
          <table:table-cell table:style-name="Table1.A1" office:value-type="string">
            <text:p text:style-name="P2">High</text:p>
          </table:table-cell>
          <table:table-cell table:style-name="Table1.A1" office:value-type="string">
            <text:p text:style-name="P2">Low</text:p>
          </table:table-cell>
          <table:table-cell table:style-name="Table1.E1" office:value-type="string">
            <text:p text:style-name="P2">output</text:p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--------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>1</text:p>
          </table:table-cell>
          <table:table-cell table:style-name="Table1.E2" office:value-type="string">
            <text:p text:style-name="P2">---------</text:p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>1</text:p>
          </table:table-cell>
          <table:table-cell table:style-name="Table1.E2" office:value-type="string">
            <text:p text:style-name="P10">You weren’t quite right :(</text:p>
            <text:p text:style-name="P10">Too small!</text:p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>5</text:p>
          </table:table-cell>
          <table:table-cell table:style-name="Table1.E2" office:value-type="string">
            <text:p text:style-name="P2">You weren’t quite right :(</text:p>
            <text:p text:style-name="P2">Too large!</text:p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5</text:p>
          </table:table-cell>
          <table:table-cell table:style-name="Table1.E2" office:value-type="string">
            <text:p text:style-name="P2">You guessed correctly!</text:p>
          </table:table-cell>
        </table:table-row>
      </table:table>
      <text:list xml:id="list161133045338406" text:continue-numbering="true" text:style-name="WWNum1">
        <text:list-item>
          <text:p text:style-name="P4"><text:soft-page-break/>Reflection: now that you are done with your program (even if the program is not complete!) you should discuss the process. You should mention things like:</text:p>
          <text:list>
            <text:list-item>
              <text:p text:style-name="P9">dude, this is me. Of course I understand the problem.</text:p>
            </text:list-item>
            <text:list-item>
              <text:p text:style-name="P9">Of course all my tests worked out the way that they were supposed to.</text:p>
            </text:list-item>
            <text:list-item>
              <text:p text:style-name="P9">Dude, this me. Of course it went well.</text:p>
            </text:list-item>
            <text:list-item>
              <text:p text:style-name="P6"><text:span text:style-name="T5">The problem is so simple, i’m not sure what there is to miss.</text:span>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y, Kevin</meta:initial-creator>
    <meta:editing-cycles>11</meta:editing-cycles>
    <meta:creation-date>2017-01-10T18:15:00</meta:creation-date>
    <dc:date>2017-02-06T16:11:32.438047482</dc:date>
    <meta:editing-duration>PT28M11S</meta:editing-duration>
    <meta:generator>LibreOffice/5.1.6.2.0$Linux_X86_64 LibreOffice_project/10m0$Build-2</meta:generator>
    <meta:document-statistic meta:table-count="1" meta:image-count="0" meta:object-count="0" meta:page-count="2" meta:paragraph-count="55" meta:word-count="477" meta:character-count="2604" meta:non-whitespace-character-count="2209"/>
    <meta:user-defined meta:name="AppVersion">14.0000</meta:user-defined>
    <meta:user-defined meta:name="Company">NuScale Powe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